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mily-generic="modern"/>
    <style:font-face style:name="Times" svg:font-family="Times, 'Times New Roman'" style:font-family-generic="roman"/>
    <style:font-face style:name="Arial2" svg:font-family="Arial" style:font-family-generic="swiss"/>
    <style:font-face style:name="Courier New1" svg:font-family="'Courier New'" style:font-family-generic="modern" style:font-pitch="fixed"/>
    <style:font-face style:name="Calibri1" svg:font-family="Calibri" style:font-pitch="variable"/>
    <style:font-face style:name="Courier New2" svg:font-family="'Courier New'" style:font-pitch="variable"/>
    <style:font-face style:name="Droid Sans Fallback1" svg:font-family="'Droid Sans Fallback'" style:font-pitch="variable"/>
    <style:font-face style:name="PMingLiU" svg:font-family="PMingLiU" style:font-pitch="variable"/>
    <style:font-face style:name="Tahoma1" svg:font-family="Tahoma"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eSansMonoConBlack" svg:font-family="TheSansMonoConBlack" style:font-family-generic="roman" style:font-pitch="variable"/>
    <style:font-face style:name="TheSansMonoConNormal" svg:font-family="TheSansMonoConNormal"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Wingdings1" svg:font-family="Wingdings" style:font-family-generic="roman" style:font-pitch="variable"/>
    <style:font-face style:name="ZapfDingbats" svg:font-family="ZapfDingbats"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65 Medium" svg:font-family="'Helvetica 65 Medium'"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Num_20_List" style:list-style-name="WW8Num7"/>
    <style:style style:name="P2" style:family="paragraph" style:parent-style-name="Chapter_20_Number">
      <style:text-properties style:font-name="Wingdings1" fo:font-size="14pt" style:font-size-asian="14pt" style:font-name-complex="Wingdings1" style:font-size-complex="14pt"/>
    </style:style>
    <style:style style:name="P3" style:family="paragraph" style:parent-style-name="Footer">
      <style:paragraph-properties fo:margin-top="0.25in" fo:margin-bottom="0.1665in" style:contextual-spacing="false"/>
    </style:style>
    <style:style style:name="P4" style:family="paragraph" style:parent-style-name="Footer">
      <style:paragraph-properties fo:margin-top="0.25in" fo:margin-bottom="0.1665in" style:contextual-spacing="false" fo:text-align="end" style:justify-single-word="false"/>
    </style:style>
    <style:style style:name="P5" style:family="paragraph" style:parent-style-name="Footer_20_Text">
      <style:paragraph-properties fo:margin-top="0.25in" fo:margin-bottom="0.1665in" style:contextual-spacing="false" fo:text-align="end" style:justify-single-word="false"/>
    </style:style>
    <style:style style:name="P6" style:family="paragraph" style:parent-style-name="Chapter_20_Title">
      <style:paragraph-properties fo:margin-top="0.1665in" fo:margin-bottom="0.8335in" style:contextual-spacing="false">
        <style:tab-stops>
          <style:tab-stop style:position="0.8126in"/>
        </style:tab-stops>
      </style:paragraph-properties>
    </style:style>
    <style:style style:name="P7" style:family="paragraph" style:parent-style-name="Chapter_20_Title" style:master-page-name="First_20_Page">
      <style:paragraph-properties fo:margin-top="0.1665in" fo:margin-bottom="0.8335in" style:contextual-spacing="false" style:page-number="auto">
        <style:tab-stops>
          <style:tab-stop style:position="0.8126in"/>
        </style:tab-stops>
      </style:paragraph-properties>
    </style:style>
    <style:style style:name="P8" style:family="paragraph" style:parent-style-name="Standard">
      <style:paragraph-properties fo:margin-top="0in" fo:margin-bottom="0.139in" style:contextual-spacing="false"/>
      <style:text-properties style:font-name="Wingdings1" fo:font-size="14pt" style:font-name-asian="Wingdings1" style:font-size-asian="14pt" style:font-name-complex="Wingdings1" style:font-size-complex="14pt"/>
    </style:style>
    <style:style style:name="P9" style:family="paragraph" style:parent-style-name="Header">
      <style:paragraph-properties fo:margin-left="-0.3126in" fo:margin-right="0in" fo:margin-top="0in" fo:margin-bottom="0.25in" style:contextual-spacing="false" fo:text-align="end" style:justify-single-word="false" fo:text-indent="0in" style:auto-text-indent="false"/>
    </style:style>
    <style:style style:name="P10" style:family="paragraph" style:parent-style-name="Header">
      <style:paragraph-properties fo:margin-top="0in" fo:margin-bottom="0.25in" style:contextual-spacing="false"/>
    </style:style>
    <style:style style:name="P11" style:family="paragraph">
      <style:paragraph-properties style:writing-mode="lr-tb"/>
    </style:style>
    <style:style style:name="T1" style:family="text">
      <style:text-properties fo:color="#bfbfbf" fo:font-size="8pt" style:font-size-asian="8pt" style:font-size-complex="8pt"/>
    </style:style>
    <style:style style:name="T2" style:family="text">
      <style:text-properties fo:font-size="8pt" style:font-size-asian="8pt" style:font-size-complex="8pt"/>
    </style:style>
    <style:style style:name="T3" style:family="text">
      <style:text-properties style:font-name="Wingdings1" fo:font-size="14pt" style:font-size-asian="14pt" style:font-name-complex="Wingdings1" style:font-size-complex="14pt"/>
    </style:style>
    <style:style style:name="T4" style:family="text"/>
    <style:style style:name="gr1" style:family="graphic">
      <style:graphic-properties draw:stroke="solid" svg:stroke-width="0.0102in" svg:stroke-color="#000000" svg:stroke-opacity="100%" draw:stroke-linejoin="round"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start text:name="Ref_Title"/>Project 4: Calculator<text:bookmark-end text:name="Ref_Title"/></text:p>
      <text:p text:style-name="P6"/>
      <text:p text:style-name="Body_20_Text_20_First">Now is the time to apply everything you have learned in this book by writing a simple, textual calculator. If you type <text:span text:style-name="Code_20_Inline">1</text:span> <text:span text:style-name="Code_20_Inline">+</text:span> <text:span text:style-name="Code_20_Inline">2</text:span>, for example, the calculator prints <text:span text:style-name="Code_20_Inline">3</text:span>. This project can be as complicated as you wish or dare to make it. I recommend starting small and adding capability slowly and incrementally:</text:p>
      <text:list xml:id="list80121722514732806" text:style-name="WW8Num7">
        <text:list-item>
          <text:p text:style-name="P1">Start with a simple parser to read numbers and operators. If you are familiar with a parser generator, such as Bison or Antlr, go ahead and use it. If you are feeling adventurous, try learning about Spirit, which is part of the Boost project. Spirit makes use of C++ operator overloading to implement a BNF-like syntax for writing a parser in C++ without requiring additional tools. If you don’t want to involve other tools or libraries, I recommend a simple, LISP-like syntax so you don’t spend all your time on the parser. The code on this book’s web site implements a simple, recursive-descent parser. Implement the basic arithmetic operators first: <text:span text:style-name="Code_20_Inline">+</text:span>, <text:span text:style-name="Code_20_Inline">-</text:span>, <text:span text:style-name="Code_20_Inline">*</text:span>, and <text:span text:style-name="Code_20_Inline">/</text:span>. Use <text:span text:style-name="Code_20_Inline">double</text:span> for all numbers. Do something helpful when dividing by zero.</text:p>
        </text:list-item>
        <text:list-item>
          <text:p text:style-name="P1">Then add variables and the <text:span text:style-name="Code_20_Inline">=</text:span> operator. Initialize the calculator with some useful constants, such as <text:span text:style-name="Code_20_Inline">pi</text:span>.</text:p>
        </text:list-item>
        <text:list-item>
          <text:p text:style-name="P1">The big leap forward is not to evaluate every expression when it is typed, but to create a parse tree. This requires some work on the parser, not to mention the addition of the parse-tree classes, that is, classes to represent expressions, variables, and values.</text:p>
        </text:list-item>
        <text:list-item>
          <text:p text:style-name="P1">Given variables and parse trees, it is a smaller step to define functions and call user-defined functions.</text:p>
        </text:list-item>
        <text:list-item>
          <text:p text:style-name="P1"><text:soft-page-break/>Finally, add the ability to save functions to a file, and load them from a file. Now you can create libraries of useful functions.</text:p>
        </text:list-item>
        <text:list-item>
          <text:p text:style-name="P1">If you are truly ambitious, try supporting multiple types. Use the pimpl idiom (Exploration 63) to define a <text:span text:style-name="Code_20_Inline">number</text:span> class and a <text:span text:style-name="Code_20_Inline">number_impl</text:span> class. Let the calculator use the <text:span text:style-name="Code_20_Inline">number</text:span> class, which frees it from the <text:span text:style-name="Code_20_Inline">number_impl</text:span> class. Implement derived classes for the types you want to support: integer, double, rational, etc.</text:p>
        </text:list-item>
      </text:list>
      <text:p text:style-name="Body_20_Text_20_Cont">As you can see, this kind of project can continue as long as you want it to. There will always be another feature to add. Just be sure to add features in small increments.</text:p>
      <text:p text:style-name="Body_20_Text_20_Cont">Similarly, your journey toward C++ expertise never ends. There will always be new surprises: waiting just around the corner, in the middle of your next project, with the next compiler upgrade. As I write this, the standardization committee is finishing work on the next version of the C++ language standard, C++ 14. After that will come the next language-revision cycle, and the next, and the next.</text:p>
      <text:p text:style-name="Body_20_Text_20_Cont">I wish you luck on your voyage, and I hope you enjoy the explorations to come.</text:p>
      <text:p text:style-name="Body_20_Text_20_Co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mily-generic="modern"/>
    <style:font-face style:name="Times" svg:font-family="Times, 'Times New Roman'" style:font-family-generic="roman"/>
    <style:font-face style:name="Arial2" svg:font-family="Arial" style:font-family-generic="swiss"/>
    <style:font-face style:name="Courier New1" svg:font-family="'Courier New'" style:font-family-generic="modern" style:font-pitch="fixed"/>
    <style:font-face style:name="Calibri1" svg:font-family="Calibri" style:font-pitch="variable"/>
    <style:font-face style:name="Courier New2" svg:font-family="'Courier New'" style:font-pitch="variable"/>
    <style:font-face style:name="Droid Sans Fallback1" svg:font-family="'Droid Sans Fallback'" style:font-pitch="variable"/>
    <style:font-face style:name="PMingLiU" svg:font-family="PMingLiU" style:font-pitch="variable"/>
    <style:font-face style:name="Tahoma1" svg:font-family="Tahoma"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eSansMonoConBlack" svg:font-family="TheSansMonoConBlack" style:font-family-generic="roman" style:font-pitch="variable"/>
    <style:font-face style:name="TheSansMonoConNormal" svg:font-family="TheSansMonoConNormal"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Wingdings1" svg:font-family="Wingdings" style:font-family-generic="roman" style:font-pitch="variable"/>
    <style:font-face style:name="ZapfDingbats" svg:font-family="ZapfDingbats"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65 Medium" svg:font-family="'Helvetica 65 Medium'"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text-autospace="ideograph-alpha" style:punctuation-wrap="hanging" style:line-break="strict" style:writing-mode="lr-tb"/>
      <style:text-properties style:use-window-font-color="true" style:font-name="Calibri" fo:font-size="11pt" fo:language="en" fo:country="US" style:letter-kerning="true" style:font-name-asian="Times New Roman"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1" style:font-size-asian="14pt" style:font-name-complex="Arial" style:font-size-complex="14pt"/>
    </style:style>
    <style:style style:name="Text_20_body" style:display-name="Text body" style:family="paragraph" style:parent-style-name="Standard" style:class="text">
      <style:paragraph-properties fo:margin-top="0in" fo:margin-bottom="0.0835in" style:contextual-spacing="false" fo:line-height="0.1665in" fo:text-align="justify" style:justify-single-word="false"/>
      <style:text-properties style:font-name="Arial" fo:font-size="9pt" style:font-size-asian="9pt" style:font-name-complex="Arial"/>
    </style:style>
    <style:style style:name="List" style:family="paragraph" style:parent-style-name="Text_20_body" style:class="list">
      <style:text-properties style:font-name="Times"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7pt" fo:font-weight="bold" style:font-size-asian="17pt" style:font-weight-asian="bold" style:font-name-complex="Arial" style:font-size-complex="18pt"/>
    </style:style>
    <style:style style:name="Heading_20_2" style:display-name="Heading 2"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4pt" fo:font-weight="bold" style:font-size-asian="14pt" style:font-weight-asian="bold" style:font-name-complex="Arial" style:font-size-complex="14pt"/>
    </style:style>
    <style:style style:name="Heading_20_3" style:display-name="Heading 3"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4pt" fo:font-weight="bold" style:font-size-asian="14pt" style:font-weight-asian="bold" style:font-name-complex="Arial" style:font-size-complex="14pt"/>
    </style:style>
    <style:style style:name="Heading_20_4" style:display-name="Heading 4"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Utopia" fo:font-size="12pt" fo:letter-spacing="-0.0043in" fo:font-weight="bold" style:font-size-asian="12pt" style:font-weight-asian="bold" style:font-name-complex="Utopia" style:font-size-complex="12pt"/>
    </style:style>
    <style:style style:name="Heading_20_5" style:display-name="Heading 5" style:family="paragraph" style:parent-style-name="Standard" style:next-style-name="Text_20_body" style:list-style-name="" style:class="text">
      <style:paragraph-properties fo:margin-left="0in" fo:margin-right="0in" fo:margin-top="0.25in" fo:margin-bottom="0.1665in" style:contextual-spacing="false" style:line-height-at-least="0.0693in" fo:text-indent="0in" style:auto-text-indent="false"/>
      <style:text-properties style:font-name="Arial Narrow" fo:font-weight="bold" style:font-weight-asian="bold" style:font-name-complex="Arial Narrow"/>
    </style:style>
    <style:style style:name="Heading_20_6" style:display-name="Heading 6" style:family="paragraph" style:parent-style-name="Standard" style:next-style-name="Text_20_body" style:list-style-name="" style:class="text">
      <style:paragraph-properties fo:margin-left="0in" fo:margin-right="0in" fo:margin-top="0.1665in" fo:margin-bottom="0.0417in" style:contextual-spacing="false" fo:text-indent="0in" style:auto-text-indent="false"/>
      <style:text-properties style:font-name="Calibri" fo:font-weight="bold" style:font-name-asian="PMingLiU" style:font-weight-asian="bold" style:font-name-complex="Calibri" style:font-weight-complex="bold"/>
    </style:style>
    <style:style style:name="Bullet" style:family="paragraph" style:parent-style-name="Standard" style:list-style-name="WW8Num4">
      <style:paragraph-properties fo:margin-left="0in" fo:margin-right="0.6in" fo:margin-top="0.0835in" fo:margin-bottom="0.0835in" style:contextual-spacing="false" style:line-height-at-least="0.0693in" fo:keep-together="always" fo:text-indent="0in" style:auto-text-indent="false"/>
      <style:text-properties style:font-name="Utopia" fo:font-size="9pt" style:font-size-asian="9pt" style:font-name-complex="Utopia"/>
    </style:style>
    <style:style style:name="Chapter_20_Number" style:display-name="Chapter Number" style:family="paragraph">
      <style:paragraph-properties fo:margin-top="0in" fo:margin-bottom="0.1665in" style:contextual-spacing="false" fo:line-height="115%" fo:orphans="2" fo:widows="2" fo:hyphenation-ladder-count="no-limit" fo:keep-with-next="always" style:text-autospace="ideograph-alpha" style:punctuation-wrap="hanging" style:line-break="strict" style:writing-mode="lr-tb"/>
      <style:text-properties fo:text-transform="uppercase" style:use-window-font-color="true" style:font-name="Arial" fo:font-size="14pt" fo:language="en" fo:country="US" fo:font-weight="bold" style:letter-kerning="true" style:font-name-asian="Times New Roman" style:font-size-asian="14pt" style:language-asian="en" style:country-asian="US" style:font-weight-asian="bold" style:font-name-complex="Times New Roman" style:font-size-complex="14pt" style:language-complex="ar" style:country-complex="SA" fo:hyphenate="false" fo:hyphenation-remain-char-count="2" fo:hyphenation-push-char-count="2"/>
    </style:style>
    <style:style style:name="Chapter_20_Title" style:display-name="Chapter Title" style:family="paragraph" style:next-style-name="Body_20_Text_20_First">
      <style:paragraph-properties fo:margin-top="0.1665in" fo:margin-bottom="0.8335in" style:contextual-spacing="false" fo:line-height="115%" fo:orphans="2" fo:widows="2" fo:hyphenation-ladder-count="no-limit" style:text-autospace="ideograph-alpha" style:punctuation-wrap="hanging" style:line-break="strict" style:writing-mode="lr-tb"/>
      <style:text-properties style:use-window-font-color="true" style:font-name="Arial Narrow" fo:font-size="30pt" fo:language="en" fo:country="US" fo:font-weight="bold" style:letter-kerning="true" style:font-name-asian="Times New Roman" style:font-size-asian="30pt" style:language-asian="en" style:country-asian="US" style:font-weight-asian="bold" style:font-name-complex="Times New Roman" style:font-size-complex="24pt" style:language-complex="ar" style:country-complex="SA" fo:hyphenate="false" fo:hyphenation-remain-char-count="2" fo:hyphenation-push-char-count="2"/>
    </style:style>
    <style:style style:name="Figure_20_Caption" style:display-name="Figure Caption" style:family="paragraph">
      <style:paragraph-properties fo:margin-top="0.278in" fo:margin-bottom="0.1665in" style:contextual-spacing="true" fo:line-height="115%" fo:orphans="2" fo:widows="2" fo:hyphenation-ladder-count="no-limit" style:text-autospace="ideograph-alpha" style:punctuation-wrap="hanging" style:line-break="strict" style:writing-mode="lr-tb">
        <style:tab-stops>
          <style:tab-stop style:position="0.4in"/>
        </style:tab-stops>
      </style:paragraph-properties>
      <style:text-properties style:use-window-font-color="true" style:font-name="Utopia" fo:font-size="9pt" fo:language="en" fo:country="US" fo:font-style="italic" style:letter-kerning="true" style:font-name-asian="Times New Roman" style:font-size-asian="9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aption" style:display-name="Code Caption" style:family="paragraph" style:parent-style-name="Standard">
      <style:paragraph-properties fo:margin-top="0.3193in" fo:margin-bottom="0.139in" style:contextual-spacing="true">
        <style:tab-stops>
          <style:tab-stop style:position="0.4in"/>
        </style:tab-stops>
      </style:paragraph-properties>
      <style:text-properties style:font-name="Utopia" fo:font-size="9pt" fo:font-style="italic" style:font-size-asian="9pt" style:font-style-asian="italic" style:font-name-complex="Utopia"/>
    </style:style>
    <style:style style:name="Balloon_20_Text" style:display-name="Balloon Text" style:family="paragraph" style:parent-style-name="Standard">
      <style:paragraph-properties fo:margin-top="0in" fo:margin-bottom="0in" style:contextual-spacing="false" style:line-height-at-least="0.0693in"/>
      <style:text-properties style:font-name="Tahoma" fo:font-size="8pt" style:font-size-asian="8pt" style:font-name-complex="Tahoma1" style:font-size-complex="8pt"/>
    </style:style>
    <style:style style:name="Num_20_Sub_20_List" style:display-name="Num Sub List" style:family="paragraph" style:parent-style-name="Standard" style:list-style-name="WW8Num9">
      <style:paragraph-properties fo:margin-left="0in" fo:margin-right="1in" fo:margin-top="0.0835in" fo:margin-bottom="0.0835in" style:contextual-spacing="false" style:line-height-at-least="0.0693in" fo:text-align="justify" style:justify-single-word="false" fo:text-indent="0in" style:auto-text-indent="false">
        <style:tab-stops>
          <style:tab-stop style:position="0.15in"/>
          <style:tab-stop style:position="0.5in"/>
        </style:tab-stops>
      </style:paragraph-properties>
      <style:text-properties style:font-name="Utopia" fo:font-size="9pt" style:font-size-asian="9pt" style:font-name-complex="Utopia"/>
    </style:style>
    <style:style style:name="Bullet_20_Sub_20_List" style:display-name="Bullet Sub List" style:family="paragraph" style:parent-style-name="Bullet">
      <style:paragraph-properties fo:margin-left="0.95in" fo:margin-right="0.6in" fo:text-indent="0in" style:auto-text-indent="false"/>
    </style:style>
    <style:style style:name="FM_20_Copyright_20_Title" style:display-name="FM Copyright Title" style:family="paragraph">
      <style:paragraph-properties fo:margin-top="0.0693in" fo:margin-bottom="0.0693in" style:contextual-spacing="false" fo:line-height="115%" fo:orphans="0" fo:widows="0" fo:hyphenation-ladder-count="no-limit" style:text-autospace="ideograph-alpha" style:punctuation-wrap="hanging" style:line-break="strict" style:writing-mode="lr-tb"/>
      <style:text-properties style:use-window-font-color="true" style:font-name="Utopia Bold" fo:font-size="9.5pt" fo:language="en" fo:country="US" style:letter-kerning="true" style:font-name-asian="Times New Roman" style:font-size-asian="9.5pt" style:language-asian="en" style:country-asian="US" style:font-name-complex="Times New Roman" style:font-size-complex="10pt" style:language-complex="ar" style:country-complex="SA" fo:hyphenate="false" fo:hyphenation-remain-char-count="2" fo:hyphenation-push-char-count="2"/>
    </style:style>
    <style:style style:name="FM_20_Copyright" style:display-name="FM Copyright" style:family="paragraph">
      <style:paragraph-properties fo:margin-top="0.0835in" fo:margin-bottom="0.0835in" style:contextual-spacing="false" fo:line-height="115%" fo:text-align="justify" style:justify-single-word="false" fo:orphans="2" fo:widows="2" fo:hyphenation-ladder-count="no-limit" style:text-autospace="ideograph-alpha" style:punctuation-wrap="hanging" style:line-break="strict" style:writing-mode="lr-tb"/>
      <style:text-properties style:use-window-font-color="true" style:font-name="Utopia" fo:font-size="8pt" fo:language="en" fo:country="US" style:letter-kerning="true" style:font-name-asian="Times New Roman" style:font-size-asian="8pt" style:language-asian="en" style:country-asian="US" style:font-name-complex="Times New Roman" style:font-size-complex="10pt" style:language-complex="ar" style:country-complex="SA" fo:hyphenate="false" fo:hyphenation-remain-char-count="2" fo:hyphenation-push-char-count="2"/>
    </style:style>
    <style:style style:name="index_20_1" style:display-name="index 1" style:family="paragraph" style:parent-style-name="Standard">
      <style:paragraph-properties fo:margin-left="0.5in" fo:margin-right="0in" fo:text-indent="-0.5in" style:auto-text-indent="false"/>
    </style:style>
    <style:style style:name="index_20_2" style:display-name="index 2" style:family="paragraph" style:parent-style-name="Standard">
      <style:paragraph-properties fo:margin-left="0.5in" fo:margin-right="0in" fo:text-indent="-0.3in" style:auto-text-indent="false"/>
    </style:style>
    <style:style style:name="index_20_3" style:display-name="index 3" style:family="paragraph" style:parent-style-name="Standard">
      <style:paragraph-properties fo:margin-left="0.5in" fo:margin-right="0in" fo:text-indent="-0.1in" style:auto-text-indent="false"/>
    </style:style>
    <style:style style:name="Part_20_Text" style:display-name="Part Text" style:family="paragraph" style:parent-style-name="Standard">
      <style:paragraph-properties fo:margin-top="0in" fo:margin-bottom="0in" style:contextual-spacing="true" style:line-height-at-least="0.0693in"/>
      <style:text-properties style:font-name="Book Antiqua" fo:letter-spacing="-0.0043in" style:font-name-complex="Book Antiqua"/>
    </style:style>
    <style:style style:name="Part_20_Number" style:display-name="Part Number" style:family="paragraph" style:parent-style-name="Standard">
      <style:paragraph-properties fo:margin-top="0.4165in" fo:margin-bottom="0.1665in" style:contextual-spacing="true" style:line-height-at-least="0.0693in"/>
      <style:text-properties fo:text-transform="uppercase" style:font-name="Arial" fo:font-size="26pt" fo:font-weight="bold" style:font-size-asian="26pt" style:font-weight-asian="bold" style:font-name-complex="Arial" style:font-size-complex="14pt"/>
    </style:style>
    <style:style style:name="Part_20_Title" style:display-name="Part Title" style:family="paragraph" style:parent-style-name="Standard">
      <style:paragraph-properties fo:margin-top="0.4165in" fo:margin-bottom="0.8335in" style:contextual-spacing="true" style:line-height-at-least="0.0693in"/>
      <style:text-properties style:font-name="Arial" fo:font-size="32pt" fo:font-weight="bold" style:font-size-asian="32pt" style:font-weight-asian="bold" style:font-name-complex="Arial" style:font-size-complex="24pt"/>
    </style:style>
    <style:style style:name="Quote" style:family="paragraph" style:parent-style-name="Standard">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style:font-size-asian="9pt" style:font-name-complex="TheSansMonoConNormal"/>
    </style:style>
    <style:style style:name="Exercise_20_Num_20_List" style:display-name="Exercise Num List" style:family="paragraph">
      <style:paragraph-properties fo:margin-left="0.25in" fo:margin-right="0in" fo:margin-top="0in" fo:margin-bottom="0.139in" style:contextual-spacing="false" fo:line-height="115%" fo:orphans="0" fo:widows="0" fo:hyphenation-ladder-count="no-limit" fo:text-indent="-0.25in" style:auto-text-indent="false" style:text-autospace="ideograph-alpha" style:punctuation-wrap="hanging" style:line-break="strict" style:writing-mode="lr-tb">
        <style:tab-stops>
          <style:tab-stop style:position="0.25in"/>
        </style:tab-stops>
      </style:paragraph-properties>
      <style:text-properties style:use-window-font-color="true" style:font-name="Times New Roman"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Exercise_20_Body" style:display-name="Exercise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Bullet" style:display-name="Exercise Bullet" style:family="paragraph" style:parent-style-name="Standard" style:list-style-name="WW8Num2">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Code" style:display-name="Side Bar Code" style:family="paragraph" style:parent-style-name="Standard">
      <style:paragraph-properties fo:margin-left="0.2in" fo:margin-right="0.2in" fo:margin-top="0.25in" fo:margin-bottom="0.1665in" style:contextual-spacing="true" fo:text-indent="0in" style:auto-text-indent="false"/>
      <style:text-properties style:font-name="HelveticaNeue Condensed" fo:font-size="10pt" style:font-size-asian="10pt" style:font-name-complex="HelveticaNeue Condensed"/>
    </style:style>
    <style:style style:name="Table_20_Text" style:display-name="Table Text" style:family="paragraph">
      <style:paragraph-properties fo:margin-top="0.0835in" fo:margin-bottom="0.0835in" style:contextual-spacing="true" fo:line-height="115%" fo:orphans="2" fo:widows="2" fo:hyphenation-ladder-count="no-limit" style:text-autospace="ideograph-alpha" style:punctuation-wrap="hanging" style:line-break="strict" style:writing-mode="lr-tb"/>
      <style:text-properties style:use-window-font-color="true" style:font-name="Utopia" fo:font-size="9pt" fo:language="en" fo:country="US" style:letter-kerning="true"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Caption" style:display-name="Table Caption" style:family="paragraph" style:parent-style-name="Figure_20_Caption">
      <style:paragraph-properties fo:margin-top="0.278in" fo:margin-bottom="0.0835in" style:contextual-spacing="true"/>
    </style:style>
    <style:style style:name="Table_20_Head" style:display-name="Table Head" style:family="paragraph">
      <style:paragraph-properties fo:margin-left="0.5in" fo:margin-right="0in" fo:margin-top="0.0417in" fo:margin-bottom="0.0417in" style:contextual-spacing="false" fo:line-height="0.1665in" fo:orphans="2" fo:widows="2" fo:hyphenation-ladder-count="no-limit" fo:text-indent="-0.5in" style:auto-text-indent="false" fo:keep-with-next="always" style:text-autospace="ideograph-alpha" style:punctuation-wrap="hanging" style:line-break="strict" style:writing-mode="lr-tb"/>
      <style:text-properties style:use-window-font-color="true" style:font-name="Arial Narrow" fo:font-size="10pt" fo:language="en" fo:country="US" fo:font-weight="bold" style:letter-kerning="true" style:font-name-asian="Times New Roman" style:font-size-asian="10pt" style:language-asian="en" style:country-asian="US" style:font-weight-asian="bold" style:font-name-complex="Times New Roman" style:font-size-complex="10pt" style:language-complex="ar" style:country-complex="SA" fo:hyphenate="false" fo:hyphenation-remain-char-count="2" fo:hyphenation-push-char-count="2"/>
    </style:style>
    <style:style style:name="Table_20_Footnote" style:display-name="Table Footnote" style:family="paragraph" style:paren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Unnumbered_20_List" style:display-name="Unnumbered List" style:family="paragraph">
      <style:paragraph-properties fo:margin-left="0.6in" fo:margin-right="0in" fo:margin-top="0in" fo:margin-bottom="0.139in" style:contextual-spacing="false" fo:line-height="115%" fo:orphans="0" fo:widows="0" fo:hyphenation-ladder-count="no-limit" fo:text-indent="0in" style:auto-text-indent="false" style:text-autospace="ideograph-alpha" style:punctuation-wrap="hanging" style:line-break="strict" style:writing-mode="lr-tb"/>
      <style:text-properties style:use-window-font-color="true" style:font-name="Times New Roman"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Num_20_List" style:display-name="Num List" style:family="paragraph" style:parent-style-name="Standard" style:list-style-name="WW8Num8">
      <style:paragraph-properties fo:margin-left="0in" fo:margin-right="0.8in" fo:margin-top="0.0835in" fo:margin-bottom="0.139in" style:contextual-spacing="false" fo:keep-together="always" fo:text-indent="0in" style:auto-text-indent="false"/>
      <style:text-properties style:font-name="Utopia" fo:font-size="9pt" style:font-size-asian="9pt" style:font-name-complex="Utopia"/>
    </style:style>
    <style:style style:name="Quote_20_Source" style:display-name="Quote Source" style:family="paragraph" style:parent-style-name="Quote">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M_20_Subtitle" style:display-name="FM Subtitle" style:family="paragraph" style:parent-style-name="Standard" style:list-style-name="">
      <style:paragraph-properties fo:margin-left="0in" fo:margin-right="0in" fo:margin-top="0in" fo:margin-bottom="0.0835in" style:contextual-spacing="false" style:line-height-at-least="0.0693in" fo:text-align="center" style:justify-single-word="false" fo:text-indent="0in" style:auto-text-indent="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paragraph-properties fo:margin-top="0in" fo:margin-bottom="0.0835in" style:contextual-spacing="false" style:line-height-at-least="0.0693in"/>
      <style:text-properties style:font-name="HelveticaNeue MediumExt" fo:font-size="16pt" style:font-size-asian="16pt" style:font-name-complex="HelveticaNeue MediumExt" style:font-size-complex="12pt"/>
    </style:style>
    <style:style style:name="FM_20_Subtitle_20_1" style:display-name="FM Subtitle 1" style:family="paragraph" style:parent-style-name="Standard">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139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margin-top="0.4165in" fo:margin-bottom="0.4165in" style:contextual-spacing="false" style:line-height-at-least="0.0693in" fo:text-align="center" style:justify-single-word="false"/>
      <style:text-properties style:font-name="Utopia" fo:font-size="10pt" fo:font-style="italic" style:font-size-asian="10pt" style:font-style-asian="italic" style:font-name-complex="Utopia"/>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list-style-name="WW8Num1">
      <style:paragraph-properties fo:margin-left="0in" fo:margin-right="0in" fo:text-indent="0in" style:auto-text-indent="false" fo:background-color="#000080">
        <style:background-image/>
      </style:paragraph-properties>
      <style:text-properties style:font-name="Tahoma" style:font-name-complex="Tahoma1"/>
    </style:style>
    <style:style style:name="Exercise_20_Code" style:display-name="Exercise Code" style:family="paragraph" style:parent-style-name="Standard">
      <style:paragraph-properties fo:margin-left="0.2in" fo:margin-right="0.2in" fo:margin-top="0.0835in" fo:margin-bottom="0.139in" style:contextual-spacing="true" fo:text-indent="0in" style:auto-text-indent="false"/>
      <style:text-properties style:font-name="TheSansMonoConNormal" fo:font-size="9pt" style:font-size-asian="9pt"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fo:margin-top="0.25in" fo:margin-bottom="0.1665in" style:contextual-spacing="false">
        <style:tab-stops>
          <style:tab-stop style:position="3in" style:type="center"/>
          <style:tab-stop style:position="6in" style:type="right"/>
        </style:tab-stops>
      </style:paragraph-properties>
      <style:text-properties style:font-name="Utopia" style:font-name-complex="Utopia"/>
    </style:style>
    <style:style style:name="Note_2f_Tip_2f_Caution" style:display-name="Note/Tip/Caution" style:family="paragraph" style:parent-style-name="Standard">
      <style:paragraph-properties fo:margin-left="0.1in" fo:margin-right="0.1in" fo:margin-top="0.25in" fo:margin-bottom="0.2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style:font-size-asian="10pt" style:font-name-complex="HelveticaNeue Condensed"/>
    </style:style>
    <style:style style:name="Body_20_Text_20_First" style:display-name="Body Text First" style:family="paragraph" style:parent-style-name="Text_20_body" style:next-style-name="Body_20_Text_20_Cont">
      <style:paragraph-properties fo:margin-top="0.0835in" fo:margin-bottom="0in" style:contextual-spacing="false" style:line-height-at-least="0.0693in"/>
      <style:text-properties style:font-name="Utopia" style:font-name-complex="Utopia"/>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Side_20_Bar_20_Body" style:display-name="Side Bar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style:font-size-asian="10pt" style:font-name-complex="HelveticaNeue Condensed"/>
    </style:style>
    <style:style style:name="Side_20_Bar_20_Bullet" style:display-name="Side Bar Bullet" style:family="paragraph" style:parent-style-name="Standard" style:list-style-name="WW8Num3">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5">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6">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fo:hyphenation-ladder-count="no-limit" style:text-autospace="ideograph-alpha" style:punctuation-wrap="hanging" style:line-break="strict" style:writing-mode="lr-tb">
        <style:tab-stops>
          <style:tab-stop style:position="3.25in" style:type="center"/>
          <style:tab-stop style:position="6.5in" style:type="right"/>
        </style:tab-stops>
      </style:paragraph-properties>
      <style:text-properties style:use-window-font-color="true" style:font-name="Utopia"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FM_20_Book_20_Title" style:display-name="FM Book Title" style:family="paragraph" style:parent-style-name="Standard">
      <style:paragraph-properties fo:margin-top="1.8055in" fo:margin-bottom="0in" style:contextual-spacing="false" style:line-height-at-least="0.0693in" fo:text-align="center" style:justify-single-word="false"/>
      <style:text-properties style:font-name="Helvetica 65 Medium" fo:font-size="30pt" fo:letter-spacing="-0.0138in" style:font-size-asian="30pt" style:font-name-complex="Helvetica 65 Medium" style:font-size-complex="24pt"/>
    </style:style>
    <style:style style:name="FM_20_Edition" style:display-name="FM Edition" style:family="paragraph" style:parent-style-name="Standard" style:list-style-name="">
      <style:paragraph-properties fo:margin-left="0in" fo:margin-right="0in" fo:margin-top="0.0835in" fo:margin-bottom="0.139in" style:contextual-spacing="false" style:line-height-at-least="0.0693in" fo:text-align="center" style:justify-single-word="false" fo:text-indent="0in" style:auto-text-indent="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paragraph-properties fo:margin-top="0in" fo:margin-bottom="0.1665in" style:contextual-spacing="true"/>
    </style:style>
    <style:style style:name="FM_20_Head" style:display-name="FM Head" style:family="paragraph" style:parent-style-name="Standard">
      <style:paragraph-properties fo:margin-top="0.6665in" fo:margin-bottom="0.8335in" style:contextual-spacing="true" style:line-height-at-least="0.0693in"/>
      <style:text-properties style:font-name="Arial Narrow" fo:font-size="30pt" fo:letter-spacing="-0.0138in" fo:font-weight="bold" style:font-size-asian="30pt" style:font-weight-asian="bold" style:font-name-complex="Arial Narrow" style:font-size-complex="24pt"/>
    </style:style>
    <style:style style:name="ToC_20_2" style:display-name="ToC 2" style:family="paragraph" style:parent-style-name="Standard">
      <style:paragraph-properties fo:margin-left="0.1701in" fo:margin-right="0in" fo:margin-top="0.1665in" fo:margin-bottom="0.139in" style:contextual-spacing="false" fo:text-indent="0in" style:auto-text-indent="false">
        <style:tab-stops>
          <style:tab-stop style:position="5.9902in" style:type="right" style:leader-style="dotted" style:leader-text="."/>
        </style:tab-stops>
      </style:paragraph-properties>
      <style:text-properties style:font-name="HelveticaNeue MediumCond" fo:font-weight="bold" style:font-weight-asian="bold" style:font-name-complex="HelveticaNeue MediumCond"/>
    </style:style>
    <style:style style:name="ToC_20_3" style:display-name="ToC 3" style:family="paragraph" style:parent-style-name="Standard">
      <style:paragraph-properties fo:margin-left="0.3299in" fo:margin-right="0in" fo:margin-top="0in" fo:margin-bottom="0.0835in" style:contextual-spacing="true" style:line-height-at-least="0.0693in"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paragraph-properties fo:margin-top="0.0835in" fo:margin-bottom="0in" style:contextual-spacing="true" fo:line-height="150%"/>
      <style:text-properties style:font-name="Utopia Black" fo:letter-spacing="-0.0043in" style:font-name-complex="Utopia Black"/>
    </style:style>
    <style:style style:name="Header" style:family="paragraph" style:parent-style-name="Standard" style:class="extra">
      <style:paragraph-properties fo:margin-top="0in" fo:margin-bottom="0.25in" style:contextual-spacing="false" style:line-height-at-least="0.0693in">
        <style:tab-stops>
          <style:tab-stop style:position="3.25in" style:type="center"/>
          <style:tab-stop style:position="6.5in" style:type="right"/>
        </style:tab-stops>
      </style:paragraph-properties>
      <style:text-properties style:font-name="HelveticaNeue Condensed" fo:font-size="9pt" fo:font-weight="bold" style:font-size-asian="9pt" style:font-weight-asian="bold" style:font-name-complex="HelveticaNeue Condensed"/>
    </style:style>
    <style:style style:name="Figure" style:family="paragraph">
      <style:paragraph-properties fo:margin-top="0.0835in" fo:margin-bottom="0.0835in" style:contextual-spacing="false" fo:line-height="115%" fo:orphans="2" fo:widows="2" fo:hyphenation-ladder-count="no-limit" style:text-autospace="ideograph-alpha" style:punctuation-wrap="hanging" style:line-break="strict" style:writing-mode="lr-tb"/>
      <style:text-properties style:use-window-font-color="true" style:font-name="Arial" fo:font-size="9pt" fo:language="en" fo:country="US" style:letter-kerning="true"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Revision" style:family="paragraph">
      <style:paragraph-properties fo:margin-top="0in" fo:margin-bottom="0.139in" style:contextual-spacing="false" fo:line-height="115%" fo:orphans="2" fo:widows="2" fo:hyphenation-ladder-count="no-limit" style:text-autospace="ideograph-alpha" style:punctuation-wrap="hanging" style:line-break="strict" style:writing-mode="lr-tb"/>
      <style:text-properties style:use-window-font-color="true" style:font-name="Calibri" fo:font-size="11pt" fo:language="en" fo:country="US" style:letter-kerning="true" style:font-name-asian="Calibri1" style:font-size-asian="11pt" style:language-asian="en" style:country-asian="US" style:font-name-complex="Times New Roman" style:font-size-complex="11pt" style:language-complex="ar" style:country-complex="SA" fo:hyphenate="false" fo:hyphenation-remain-char-count="2" fo:hyphenation-push-char-count="2"/>
    </style:style>
    <style:style style:name="Subtitle" style:family="paragraph" style:parent-style-name="Standard" style:next-style-name="Text_20_body" style:list-style-name="" style:class="chapter">
      <style:paragraph-properties fo:margin-left="0in" fo:margin-right="0in" fo:margin-top="0in" fo:margin-bottom="0.0417in" style:contextual-spacing="false" fo:text-align="center" style:justify-single-word="false" fo:text-indent="0in" style:auto-text-indent="false"/>
      <style:text-properties style:font-name="Cambria" fo:font-size="12pt" style:font-size-asian="12pt" style:font-name-complex="Cambria" style:font-size-complex="12pt"/>
    </style:style>
    <style:style style:name="Code" style:family="paragraph" style:parent-style-name="Standard">
      <style:paragraph-properties fo:margin-top="0.0835in" fo:margin-bottom="0.0835in" style:contextual-spacing="true" style:line-height-at-least="0.0693in"/>
      <style:text-properties style:font-name="TheSansMonoConNormal" fo:font-size="9pt" style:font-size-asian="9pt" style:font-name-complex="TheSansMonoConNormal"/>
    </style:style>
    <style:style style:name="Header_20_WHITE" style:display-name="Header WHITE" style:family="paragraph" style:parent-style-name="Header">
      <style:text-properties fo:color="#ffffff" style:font-name-asian="PMingLiU"/>
    </style:style>
    <style:style style:name="Contents_20_2" style:display-name="Contents 2" style:family="paragraph" style:parent-style-name="Standard" style:class="index">
      <style:paragraph-properties fo:margin-left="0.1701in" fo:margin-right="0in" fo:margin-top="0in" fo:margin-bottom="0in" style:contextual-spacing="false" style:line-height-at-least="0.0693in" fo:text-indent="0in" style:auto-text-indent="false">
        <style:tab-stops>
          <style:tab-stop style:position="5.9929in" style:type="right" style:leader-style="dotted" style:leader-text="."/>
        </style:tab-stops>
      </style:paragraph-properties>
      <style:text-properties style:font-name="HelveticaNeue MediumCond" fo:font-size="12pt" fo:font-weight="bold" style:font-name-asian="Times New Roman" style:font-size-asian="12pt" style:font-weight-asian="bold" style:font-name-complex="Times New Roman" style:font-size-complex="10pt"/>
    </style:style>
    <style:style style:name="Contents_20_1" style:display-name="Contents 1" style:family="paragraph" style:parent-style-name="Standard" style:class="index">
      <style:paragraph-properties fo:margin-top="0in" fo:margin-bottom="0.0693in" style:contextual-spacing="false"/>
    </style:style>
    <style:style style:name="ToC_20_Part" style:display-name="ToC Part" style:family="paragraph" style:parent-style-name="Contents_20_1">
      <style:paragraph-properties fo:margin-top="0.0835in" fo:margin-bottom="0in" style:contextual-spacing="false" style:line-height-at-least="0.0693in"/>
      <style:text-properties style:font-name="HelveticaNeue MediumCond" fo:font-size="13pt" fo:font-weight="bold" style:font-size-asian="13pt" style:font-weight-asian="bold" style:font-name-complex="HelveticaNeue MediumCond" style:font-weight-complex="bold"/>
    </style:style>
    <style:style style:name="Part_20_Text_20_Cont." style:display-name="Part Text Cont." style:family="paragraph" style:parent-style-name="Standard">
      <style:paragraph-properties fo:margin-left="0in" fo:margin-right="0in" fo:margin-top="0in" fo:margin-bottom="0in" style:contextual-spacing="true" style:line-height-at-least="0.0693in" fo:text-indent="0.5in" style:auto-text-indent="false"/>
      <style:text-properties style:font-name="Utopia" fo:font-size="10pt" fo:letter-spacing="-0.0043in" style:font-size-asian="10pt" style:font-name-complex="Utopi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WW8Num1zfalse" style:family="text"/>
    <style:style style:name="WW8Num1ztrue" style:family="text"/>
    <style:style style:name="WW8Num2z0" style:family="text">
      <style:text-properties style:font-name="Symbol" style:font-name-complex="Symbol"/>
    </style:style>
    <style:style style:name="WW8Num2z1" style:family="text">
      <style:text-properties style:font-name="Courier New" style:font-name-complex="Courier New2"/>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2"/>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2"/>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2"/>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Default_20_Paragraph_20_Font" style:display-name="Default Paragraph Font" style:family="text"/>
    <style:style style:name="Heading_20_1_20_Char" style:display-name="Heading 1 Char" style:family="text">
      <style:text-properties style:font-name="Arial" fo:font-size="17pt" fo:font-weight="bold" style:font-size-asian="17pt" style:font-weight-asian="bold" style:font-name-complex="Calibri1" style:font-size-complex="18pt"/>
    </style:style>
    <style:style style:name="Heading_20_2_20_Char" style:display-name="Heading 2 Char" style:family="text">
      <style:text-properties style:font-name="Arial" fo:font-size="14pt" fo:font-weight="bold" style:font-size-asian="14pt" style:font-weight-asian="bold" style:font-name-complex="Calibri1" style:font-size-complex="14pt"/>
    </style:style>
    <style:style style:name="Heading_20_3_20_Char" style:display-name="Heading 3 Char" style:family="text">
      <style:text-properties style:font-name="Arial" fo:font-size="11pt" fo:font-weight="bold" style:font-size-asian="11pt" style:font-weight-asian="bold" style:font-name-complex="Calibri1" style:font-size-complex="14pt"/>
    </style:style>
    <style:style style:name="Heading_20_4_20_Char" style:display-name="Heading 4 Char" style:family="text">
      <style:text-properties style:font-name="Utopia" fo:font-size="11pt" fo:letter-spacing="-0.0043in" fo:font-weight="bold" style:font-size-asian="11pt" style:font-weight-asian="bold" style:font-name-complex="Calibri1" style:font-size-complex="12pt"/>
    </style:style>
    <style:style style:name="Heading_20_5_20_Char" style:display-name="Heading 5 Char" style:family="text">
      <style:text-properties style:font-name="Arial Narrow" fo:font-size="11pt" fo:font-weight="bold" style:font-size-asian="11pt" style:font-weight-asian="bold" style:font-name-complex="Calibri1" style:font-size-complex="11pt"/>
    </style:style>
    <style:style style:name="Heading_20_6_20_Char" style:display-name="Heading 6 Char" style:family="text">
      <style:text-properties style:font-name="Calibri" fo:font-size="11pt" fo:font-weight="bold" style:font-name-asian="PMingLiU" style:font-size-asian="11pt" style:font-weight-asian="bold" style:font-name-complex="Calibri" style:font-size-complex="11pt" style:font-weight-complex="bold"/>
    </style:style>
    <style:style style:name="Body_20_Text_20_Char" style:display-name="Body Text Char" style:family="text">
      <style:text-properties style:font-name="Arial" fo:font-size="9pt" style:font-size-asian="9pt" style:font-name-complex="Calibri1" style:font-size-complex="11pt"/>
    </style:style>
    <style:style style:name="Code_20_Bold" style:display-name="Code Bold" style:family="text">
      <style:text-properties style:font-name="TheSansMonoConBlack" fo:font-size="9pt" style:font-size-asian="9pt" style:font-name-complex="TheSansMonoConBlack"/>
    </style:style>
    <style:style style:name="Balloon_20_Text_20_Char" style:display-name="Balloon Text Char" style:family="text" style:parent-style-name="Default_20_Paragraph_20_Font">
      <style:text-properties style:font-name="Tahoma" fo:font-size="8pt" style:font-size-asian="8pt" style:font-name-complex="Calibri1" style:font-size-complex="8pt"/>
    </style:style>
    <style:style style:name="Code_20_Caption_20_Char" style:display-name="Code Caption Char" style:family="text">
      <style:text-properties style:font-name="Utopia" fo:font-size="9pt" fo:font-style="italic" style:font-size-asian="9pt"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ide_20_Bar_20_Code_20_Char" style:display-name="Side Bar Code Char" style:family="text">
      <style:text-properties style:font-name="HelveticaNeue Condensed" fo:font-size="11pt" style:font-size-asian="11pt" style:font-name-complex="Calibri1" style:font-size-complex="11pt"/>
    </style:style>
    <style:style style:name="Exercise_20_Code_20_Char" style:display-name="Exercise Code Char" style:family="text">
      <style:text-properties style:font-name="TheSansMonoConNormal" fo:font-size="9pt" style:font-size-asian="9pt" style:font-name-complex="TheSansMonoConNormal"/>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text-properties style:font-name="Utopia" fo:font-size="11pt" style:font-size-asian="11pt" style:font-name-complex="Calibri1" style:font-size-complex="11pt"/>
    </style:style>
    <style:style style:name="Note_2f_Tip_2f_Caution_20_Char" style:display-name="Note/Tip/Caution Char" style:family="text">
      <style:text-properties style:font-name="HelveticaNeue Condensed" style:font-name-complex="HelveticaNeue Condensed"/>
    </style:style>
    <style:style style:name="Body_20_Text_20_First_20_Char" style:display-name="Body Text First Char" style:family="text">
      <style:text-properties style:font-name="Utopia" fo:font-size="9pt" style:font-size-asian="9pt" style:font-name-complex="Calibri1" style:font-size-complex="11pt"/>
    </style:style>
    <style:style style:name="Code_20_Inline" style:display-name="Code Inline" style:family="text">
      <style:text-properties fo:color="#00000a" style:font-name="TheSansMonoConNormal" fo:font-size="9pt" fo:background-color="#ffffff" style:font-size-asian="9pt" style:font-name-complex="TheSansMonoConNormal"/>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style:font-name-complex="HelveticaNeue Condensed"/>
    </style:style>
    <style:style style:name="Side_20_Bar_20_Num_20_Char" style:display-name="Side Bar Num Char" style:family="text">
      <style:text-properties style:font-name="HelveticaNeue Condensed" style:font-name-complex="HelveticaNeue Condensed"/>
    </style:style>
    <style:style style:name="Header_20_Char" style:display-name="Header Char" style:family="text">
      <style:text-properties style:font-name="HelveticaNeue Condensed" fo:font-size="9pt" fo:font-weight="bold" style:font-size-asian="9pt" style:font-weight-asian="bold" style:font-name-complex="Calibri1" style:font-size-complex="11pt"/>
    </style:style>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style:text-properties style:font-name="Cambria" fo:font-size="12pt" style:font-size-asian="12pt" style:font-name-complex="Cambria" style:font-size-complex="12pt"/>
    </style:style>
    <style:style style:name="Dingbat_20_Symbol" style:display-name="Dingbat Symbol" style:family="text" style:parent-style-name="Default_20_Paragraph_20_Font">
      <style:text-properties fo:color="#bfbfbf" style:font-name="ZapfDingbats" fo:font-size="12pt" style:font-size-asian="12pt" style:font-name-complex="Calibri1" style:font-size-complex="12pt"/>
    </style:style>
    <style:style style:name="Black_20_Dingbat" style:display-name="Black Dingbat" style:family="text">
      <style:text-properties fo:color="#00000a" style:font-name="ZapfDingbats" fo:font-size="12pt" style:font-size-asian="12pt" style:font-name-complex="ZapfDingbats" style:font-size-complex="12pt"/>
    </style:style>
    <style:style style:name="Code_20_Char" style:display-name="Code Char" style:family="text">
      <style:text-properties style:font-name="TheSansMonoConNormal" fo:font-size="9pt" style:font-size-asian="9pt" style:font-name-complex="Calibri1" style:font-size-complex="11pt"/>
    </style:style>
    <style:style style:name="Gray_20_Dingbat" style:display-name="Gray Dingbat" style:family="text" style:parent-style-name="Black_20_Dingbat">
      <style:text-properties fo:color="#bfbfbf"/>
    </style:style>
    <style:style style:name="FM_20_Author_20_Char" style:display-name="FM Author Char" style:family="text">
      <style:text-properties style:font-name="HelveticaNeue MediumExt" fo:font-size="16pt" style:font-size-asian="16pt" style:font-name-complex="Calibri1" style:font-size-complex="12pt"/>
    </style:style>
    <style:style style:name="FM_20_Copyright_20_Char" style:display-name="FM Copyright Char" style:family="text">
      <style:text-properties style:font-name="Utopia" fo:font-size="8pt" style:font-size-asian="8pt" style:font-name-complex="Utopia"/>
    </style:style>
    <style:style style:name="FM_20_Edition_20_Char" style:display-name="FM Edition Char" style:family="text" style:parent-style-name="Default_20_Paragraph_20_Font">
      <style:text-properties fo:color="#808080" style:font-name="HelveticaNeue MediumCond" fo:font-size="24pt" style:font-size-asian="24pt" style:font-name-complex="Calibri1" style:font-size-complex="11pt"/>
    </style:style>
    <style:style style:name="Part_20_Number_20_Char" style:display-name="Part Number Char" style:family="text" style:parent-style-name="Default_20_Paragraph_20_Font">
      <style:text-properties fo:text-transform="uppercase" style:font-name="Arial" fo:font-size="26pt" fo:font-weight="bold" style:font-size-asian="26pt" style:font-weight-asian="bold" style:font-name-complex="Calibri1" style:font-size-complex="14pt"/>
    </style:style>
    <style:style style:name="Part_20_Title_20_Char" style:display-name="Part Title Char" style:family="text" style:parent-style-name="Default_20_Paragraph_20_Font">
      <style:text-properties style:font-name="Arial" fo:font-size="32pt" fo:font-weight="bold" style:font-size-asian="32pt" style:font-weight-asian="bold" style:font-name-complex="Calibri1" style:font-size-complex="24pt"/>
    </style:style>
    <style:style style:name="FM_20_Head_20_Char" style:display-name="FM Head Char" style:family="text" style:parent-style-name="Default_20_Paragraph_20_Font">
      <style:text-properties style:font-name="Arial Narrow" fo:font-size="30pt" fo:letter-spacing="-0.0138in" fo:font-weight="bold" style:font-size-asian="30pt" style:font-weight-asian="bold" style:font-name-complex="Calibri1" style:font-size-complex="24pt"/>
    </style:style>
    <style:style style:name="ListLabel_20_1" style:display-name="ListLabel 1" style:family="text">
      <style:text-properties style:font-name-complex="Courier New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false" style:num-format="1">
        <style:list-level-properties text:list-level-position-and-space-mode="label-alignment">
          <style:list-level-label-alignment text:label-followed-by="listtab" fo:text-indent="-0.25in" fo:margin-left="0.6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fals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0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0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0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0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0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0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0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0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margin-top="0in" fo:margin-bottom="0.25in" style:contextual-spacing="false" fo:text-align="end" style:justify-single-word="false" fo:text-indent="0in" style:auto-text-indent="false"/>
    </style:style>
    <style:style style:name="MP2" style:family="paragraph" style:parent-style-name="Header">
      <style:paragraph-properties fo:margin-top="0in" fo:margin-bottom="0.25in" style:contextual-spacing="false"/>
    </style:style>
    <style:style style:name="MP3" style:family="paragraph" style:parent-style-name="Footer">
      <style:paragraph-properties fo:margin-top="0.25in" fo:margin-bottom="0.1665in" style:contextual-spacing="false" fo:text-align="end" style:justify-single-word="false"/>
    </style:style>
    <style:style style:name="MP4" style:family="paragraph" style:parent-style-name="Footer">
      <style:paragraph-properties fo:margin-top="0.25in" fo:margin-bottom="0.1665in" style:contextual-spacing="false"/>
    </style:style>
    <style:style style:name="MP5" style:family="paragraph">
      <style:paragraph-properties style:writing-mode="lr-tb"/>
    </style:style>
    <style:style style:name="MP6" style:family="paragraph" style:parent-style-name="Chapter_20_Number">
      <style:text-properties style:font-name="Wingdings1" fo:font-size="14pt" style:font-size-asian="14pt" style:font-name-complex="Wingdings1" style:font-size-complex="14pt"/>
    </style:style>
    <style:style style:name="MP7" style:family="paragraph" style:parent-style-name="Standard">
      <style:paragraph-properties fo:margin-top="0in" fo:margin-bottom="0.139in" style:contextual-spacing="false"/>
      <style:text-properties style:font-name="Wingdings1" fo:font-size="14pt" style:font-name-asian="Wingdings1" style:font-size-asian="14pt" style:font-name-complex="Wingdings1" style:font-size-complex="14pt"/>
    </style:style>
    <style:style style:name="MP8" style:family="paragraph" style:parent-style-name="Footer_20_Text">
      <style:paragraph-properties fo:margin-top="0.25in" fo:margin-bottom="0.1665in" style:contextual-spacing="false" fo:text-align="end" style:justify-single-word="false"/>
    </style:style>
    <style:style style:name="MT1" style:family="text">
      <style:text-properties fo:color="#bfbfbf" fo:font-size="8pt" style:font-size-asian="8pt" style:font-size-complex="8pt"/>
    </style:style>
    <style:style style:name="MT2" style:family="text"/>
    <style:style style:name="MT3" style:family="text">
      <style:text-properties fo:font-size="8pt" style:font-size-asian="8pt" style:font-size-complex="8pt"/>
    </style:style>
    <style:style style:name="Mgr1" style:family="graphic">
      <style:graphic-properties draw:stroke="solid" svg:stroke-width="0.0102in" svg:stroke-color="#000000" svg:stroke-opacity="100%" draw:stroke-linejoin="round"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99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bottom="0.0008in" style:dynamic-spacing="true"/>
      </style:header-style>
      <style:footer-style>
        <style:header-footer-properties fo:min-height="0.0398in" fo:margin-top="0.0008in" style:dynamic-spacing="true"/>
      </style:footer-style>
    </style:page-layout>
  </office:automatic-styles>
  <office:master-styles>
    <style:master-page style:name="Standard" style:page-layout-name="Mpm1">
      <style:header>
        <text:p text:style-name="MP1">
<text:span text:style-name="MT1">EXPLORATION </text:span>
<text:span text:style-name="MT1">
<text:bookmark-ref text:reference-format="text" text:ref-name="Ref_Chapter">71</text:bookmark-ref>
</text:span>
<text:span text:style-name="MT1"> </text:span>
<text:span text:style-name="Gray_20_Dingbat">n</text:span>
<text:span text:style-name="MT1"> </text:span>
<text:span text:style-name="MT1">
<text:bookmark-ref text:reference-format="text" text:ref-name="Ref_Title">Project 4: Calculator</text:bookmark-ref>
</text:span>
</text:p>
        <text:p text:style-name="MP1"/>
      </style:header>
      <style:header-left style:display="false">
        <text:p text:style-name="MP2">
<text:span text:style-name="MT1">EXPLORATION </text:span>
<text:span text:style-name="MT1">
<text:bookmark-ref text:reference-format="text" text:ref-name="Ref_Chapter">71</text:bookmark-ref>
</text:span>
<text:span text:style-name="MT1"> </text:span>
<text:span text:style-name="Gray_20_Dingbat">
<text:span text:style-name="MT3">n</text:span>
</text:span>
<text:span text:style-name="MT1"> </text:span>
<text:span text:style-name="MT1">
<text:bookmark-ref text:reference-format="text" text:ref-name="Ref_Title">Project 4: Calculator</text:bookmark-ref>
</text:span>
</text:p>
        <text:p text:style-name="MP2"/>
      </style:header-left>
      <style:footer>
        <text:p text:style-name="MP3">
<text:span text:style-name="page_20_number">
<text:page-number text:select-page="current"/>
</text:span>
</text:p>
        <text:p text:style-name="MP3"/>
      </style:footer>
      <style:footer-left style:display="false">
        <text:p text:style-name="MP4">
<text:span text:style-name="page_20_number">
<text:page-number text:select-page="current">2</text:page-number>
</text:span>
</text:p>
        <text:p text:style-name="MP4"/>
      </style:footer-left>
    </style:master-page>
    <style:master-page style:name="First_20_Page" style:display-name="First Page" style:page-layout-name="Mpm1" style:next-style-name="Standard">
      <style:header>
        <text:p text:style-name="Chapter_20_Number"><draw:custom-shape text:anchor-type="char" draw:z-index="0" draw:style-name="Mgr1" draw:text-style-name="MP5" svg:width="8.2835in" svg:height="4.185in" svg:x="-2.2681in" svg:y="-2.3791in"><text:p/><draw:enhanced-geometry svg:viewBox="0 0 21600 21600" draw:path-stretchpoint-x="10800" draw:path-stretchpoint-y="10800" draw:text-areas="?f3 ?f4 ?f5 ?f6" draw:type="round-rectangle" draw:modifiers="179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text:bookmark-start text:name="Ref_Chapter"/>71<text:bookmark-end text:name="Ref_Chapter"/></text:p>
        <text:p text:style-name="MP6"/>
        <text:p text:style-name="MP7"></text:p>
      </style:header>
      <style:footer>
        <text:p text:style-name="MP8">
<text:span text:style-name="page_20_number">
<text:page-number text:select-page="current">1</text:page-number>
</text:span>
</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dc:title>
    <meta:initial-creator>Ray Lischner</meta:initial-creator>
    <meta:creation-date>2013-09-01T11:59:21</meta:creation-date>
    <dc:creator>Ray Lischner</dc:creator>
    <dc:date>2013-11-03T20:36:21</dc:date>
    <meta:editing-cycles>4</meta:editing-cycles>
    <meta:editing-duration>P15824DT17H31M44S</meta:editing-duration>
    <meta:document-statistic meta:table-count="0" meta:image-count="0" meta:object-count="0" meta:page-count="2" meta:paragraph-count="18" meta:word-count="493" meta:character-count="2757" meta:non-whitespace-character-count="2290"/>
    <meta:generator>LibreOffice/4.0-5$Linux_X86_64 LibreOffice_project/400m0$Build-305</meta:generator>
    <meta:user-defined meta:name="AppVersion">12.0000</meta:user-defined>
    <meta:user-defined meta:name="Chapter Number">71</meta:user-defined>
    <meta:user-defined meta:name="Company">SPi</meta:user-defined>
    <meta:user-defined meta:name="ContentType">Document</meta:user-defined>
    <meta:user-defined meta:name="DocSecurity" meta:value-type="float">0</meta:user-defined>
    <meta:user-defined meta:name="HyperlinksChanged" meta:value-type="boolean">false</meta:user-defined>
    <meta:user-defined meta:name="LinksUpToDate" meta:value-type="boolean">false</meta:user-defined>
    <meta:user-defined meta:name="Order" meta:value-type="string">15300.0000000000</meta:user-defined>
    <meta:user-defined meta:name="ScaleCrop" meta:value-type="boolean">false</meta:user-defined>
    <meta:user-defined meta:name="ShareDoc" meta:value-type="boolean">false</meta:user-defined>
    <meta:user-defined meta:name="Status" meta:value-type="string">Tech Review Approved</meta:user-defined>
    <meta:user-defined meta:name="StatusFrom" meta:value-type="string">Tech Review Approved</meta:user-defined>
    <meta:user-defined meta:name="StatusTo" meta:value-type="string">Tech Review Approved</meta:user-defined>
    <meta:user-defined meta:name="Update ChapterOn Root" meta:value-type="string">https://apressmedia.sharepoint.com/sites/201304/exploringc2/_layouts/15/wrkstat.aspx?List=5117ef13-9e85-47e7-8e09-830bcabb8075&amp;WorkflowInstanceName=a0eed020-4903-4524-9695-06a307491ba4, Complete</meta:user-defined>
    <meta:user-defined meta:name="display_urn:schemas-microsoft-com:office:office#Author" meta:value-type="string">Ray Lischner</meta:user-defined>
    <meta:user-defined meta:name="display_urn:schemas-microsoft-com:office:office#Editor" meta:value-type="string">Stefan Turalski</meta:user-defined>
  </office:meta>
</office:document-meta>
</file>